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3">
      <style:paragraph-properties fo:margin-top="0in" fo:margin-bottom="0in" style:contextual-spacing="false" fo:line-height="100%" fo:text-align="justify" style:justify-single-word="false"/>
      <style:text-properties style:font-name="Times New Roman" fo:language="ro" fo:country="RO"/>
    </style:style>
    <style:style style:name="P2" style:family="paragraph" style:parent-style-name="Standard" style:list-style-name="WW8Num3">
      <style:paragraph-properties fo:margin-top="0in" fo:margin-bottom="0.139in" style:contextual-spacing="false" fo:line-height="100%" fo:text-align="justify" style:justify-single-word="false"/>
      <style:text-properties style:font-name="Times New Roman" fo:language="ro" fo:country="RO"/>
    </style:style>
    <style:style style:name="P3" style:family="paragraph" style:parent-style-name="Standard" style:list-style-name="WW8Num3">
      <style:paragraph-properties fo:margin-top="0in" fo:margin-bottom="0.1945in" style:contextual-spacing="false" fo:line-height="100%" fo:text-align="justify" style:justify-single-word="false"/>
      <style:text-properties style:font-name="Times New Roman" fo:language="ro" fo:country="RO"/>
    </style:style>
    <style:style style:name="P4" style:family="paragraph" style:parent-style-name="Normal_20__28_Web_29_">
      <style:paragraph-properties fo:text-align="justify" style:justify-single-word="false"/>
      <style:text-properties style:font-name="Times New Roman" fo:language="ro" fo:country="RO"/>
    </style:style>
    <style:style style:name="P5" style:family="paragraph" style:parent-style-name="Normal_20__28_Web_29_">
      <style:paragraph-properties fo:text-align="justify" style:justify-single-word="false"/>
    </style:style>
    <style:style style:name="P6" style:family="paragraph" style:parent-style-name="Normal_20__28_Web_29_">
      <style:paragraph-properties fo:text-align="justify" style:justify-single-word="false"/>
      <style:text-properties officeooo:paragraph-rsid="001579cb"/>
    </style:style>
    <style:style style:name="P7" style:family="paragraph" style:parent-style-name="Normal_20__28_Web_29_">
      <style:paragraph-properties fo:text-align="justify" style:justify-single-word="false"/>
      <style:text-properties officeooo:paragraph-rsid="00158d2d"/>
    </style:style>
    <style:style style:name="P8" style:family="paragraph" style:parent-style-name="Heading_20_2">
      <style:paragraph-properties fo:text-align="justify" style:justify-single-word="false"/>
      <style:text-properties style:font-name="Times New Roman" fo:language="ro" fo:country="RO"/>
    </style:style>
    <style:style style:name="P9" style:family="paragraph" style:parent-style-name="Heading_20_3">
      <style:paragraph-properties fo:text-align="justify" style:justify-single-word="false"/>
      <style:text-properties style:font-name="Times New Roman" fo:language="ro" fo:country="RO"/>
    </style:style>
    <style:style style:name="P10" style:family="paragraph" style:parent-style-name="chaphead">
      <style:paragraph-properties fo:text-align="justify" style:justify-single-word="false"/>
    </style:style>
    <style:style style:name="P11" style:family="paragraph" style:parent-style-name="secthead">
      <style:paragraph-properties fo:text-align="justify" style:justify-single-word="false"/>
      <style:text-properties style:font-name="Times New Roman" fo:language="ro" fo:country="RO"/>
    </style:style>
    <style:style style:name="T1" style:family="text">
      <style:text-properties style:font-name="Times New Roman" fo:language="ro" fo:country="RO"/>
    </style:style>
    <style:style style:name="T2" style:family="text">
      <style:text-properties style:font-name="Times New Roman" fo:language="ro" fo:country="RO" officeooo:rsid="0011efea"/>
    </style:style>
    <style:style style:name="T3" style:family="text">
      <style:text-properties style:font-name="Times New Roman" fo:language="ro" fo:country="RO" officeooo:rsid="0012e067"/>
    </style:style>
    <style:style style:name="T4" style:family="text">
      <style:text-properties style:font-name="Times New Roman" fo:language="ro" fo:country="RO" officeooo:rsid="001005ff"/>
    </style:style>
    <style:style style:name="T5" style:family="text">
      <style:text-properties style:font-name="Times New Roman" fo:language="ro" fo:country="RO" officeooo:rsid="0014829b"/>
    </style:style>
    <style:style style:name="T6" style:family="text">
      <style:text-properties style:font-name="Times New Roman" fo:language="ro" fo:country="RO" officeooo:rsid="001579cb"/>
    </style:style>
    <style:style style:name="T7" style:family="text">
      <style:text-properties style:font-name="Times New Roman" fo:language="ro" fo:country="RO" officeooo:rsid="00158d2d"/>
    </style:style>
    <style:style style:name="T8" style:family="text">
      <style:text-properties style:font-name="Times New Roman" fo:font-size="12pt" fo:language="ro" fo:country="RO" style:font-name-asian="Times New Roman" style:font-size-asian="12pt" style:font-name-complex="Times New Roman" style:font-size-complex="12pt"/>
    </style:style>
    <style:style style:name="T9" style:family="text">
      <style:text-properties style:font-name="Times New Roman" fo:font-size="12pt" fo:language="ro" fo:country="RO" officeooo:rsid="00158d2d" style:font-name-asian="Times New Roman" style:font-size-asian="12pt" style:font-name-complex="Times New Roman" style:font-size-complex="12pt"/>
    </style:style>
    <style:style style:name="T10" style:family="text">
      <style:text-properties style:font-name="Times New Roman" fo:font-size="12pt" fo:language="ro" fo:country="RO" style:text-underline-style="solid" style:text-underline-width="auto" style:text-underline-color="font-color" style:font-name-asian="Times New Roman" style:font-size-asian="12pt" style:font-name-complex="Times New Roman" style:font-size-complex="12pt"/>
    </style:style>
    <style:style style:name="T11" style:family="text">
      <style:text-properties style:font-name="Times New Roman" fo:font-size="12pt" fo:language="ro" fo:country="RO" style:text-underline-style="none" style:font-name-asian="Times New Roman" style:font-size-asian="12pt" style:font-name-complex="Times New Roman" style:font-size-complex="12pt"/>
    </style:style>
    <style:style style:name="T12" style:family="text">
      <style:text-properties officeooo:rsid="00137701"/>
    </style:style>
    <style:style style:name="T13" style:family="text">
      <style:text-properties fo:font-size="12pt" style:font-name-asian="Times New Roman" style:font-size-asian="12pt" style:font-name-complex="Times New Roman" style:font-size-complex="12pt"/>
    </style:style>
    <style:style style:name="T14" style:family="text">
      <style:text-properties officeooo:rsid="00161c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A. Instalarea Gentoo</text:h>
      <text:h text:style-name="P9" text:outline-level="3"><text:bookmark text:name="book_part1_chap1"/>1. Despre Instalarea Gentoo Linux</text:h>
      <text:p text:style-name="P10"><text:bookmark text:name="book_part1_chap1__chap1"/><text:span text:style-name="chapnum"><text:span text:style-name="T1">1.a. </text:span></text:span><text:span text:style-name="T1">Introducere</text:span></text:p>
      <text:p text:style-name="P11"><text:bookmark-start text:name="book_part1_chap1__chap1_sect1"/>Bine ați venit<text:bookmark-end text:name="book_part1_chap1__chap1_sect1"/></text:p>
      <text:p text:style-name="P5"><text:span text:style-name="T1">În primul rând vă urăm, </text:span><text:span text:style-name="T2">b</text:span><text:span text:style-name="Emphasis1"><text:span text:style-name="T1">un venit</text:span></text:span><text:span text:style-name="T1"> în lumea minunată Gentoo. Sunteți pe cale de a descoperi lumea flexibilității și performanței. Gentoo în primul rând înseamnă flexibilitatea alegerii. Odată ce veți hotărî să instalați Gentoo Linux, procedeul de instalare vă permite o foarte mare flexibilitate în alegerea modalității de instalare, care poate fi compilarea întregului sistem de la început sau doar instalând binarele, aveți posibilitatea de a alege componentele de sistem cum sunt bootloader-ul, logger-ele etc. </text:span></text:p>
      <text:p text:style-name="P5"><text:span text:style-name="T1">Gentoo este o metadistribuție modernă și foarte rapidă, ce are o structură flexibilă. Gentoo este construit în jurul conceptului free software și pune la dispoziția utilizatorilor toate resursele. Portage, sistemul de administrare al pachetelor utilizat de Gentoo, este scris în limbajul de programare Python, utilizatorii având acces la codul sursă și putând modifica sursele în funcție de necesitățile proprii. Sistemul de pachete Gentoo utilizează codul sursă al programelor (deși oferă și suport pentru binare precompilate), iar configurarea Gentoo se efectuează prin editarea directă a fișierelor de configurare </text:span><text:span text:style-name="T3">(</text:span><text:span text:style-name="T1">fișiere de tip text, normale</text:span><text:span text:style-name="T3">)</text:span><text:span text:style-name="T1">. Cu alte cuvinte este un sistem deschis. <text:line-break/></text:span><text:span text:style-name="T3">Este foarte important să înțelegeți că posibilitatea de a alege fac ca Gentoo sa funcționeze.</text:span><text:span text:style-name="T1"><text:line-break/>Noi nu vă forțăm în nimic din ceea ce displaceți. În cazul în care credeți acest lucru, va rugăm să ne scrieți un </text:span><text:span text:style-name="Internet_20_link"><text:span text:style-name="T1">bugreport</text:span></text:span><text:span text:style-name="T1">. </text:span></text:p>
      <text:p text:style-name="P11"><text:bookmark-start text:name="book_part1_chap1__chap1_sect2"/>Cum este structurat procesul de instalare?<text:bookmark-end text:name="book_part1_chap1__chap1_sect2"/></text:p>
      <text:p text:style-name="P4">Instalarea Gentoo poate fi descrisă în 10 pași, corespunzând capitolelor 2 - 11. Fiecare pas are ca rezultat un anumit stadiu: </text:p>
      <text:list xml:id="list1296697824909092790" text:style-name="WW8Num3">
        <text:list-item>
          <text:p text:style-name="P1">După pasul 1, vă aflați în mediul de lucru și sunteți pregătit pentru instalarea Gentoo </text:p>
        </text:list-item>
        <text:list-item>
          <text:p text:style-name="P2">După pasul 2, conexiunea la internet este pregătită pentru instalarea Gentoo </text:p>
        </text:list-item>
        <text:list-item>
          <text:p text:style-name="P2">După pasul 3, hard disk-ul este pregătit pentru a găzdui Gentoo</text:p>
        </text:list-item>
        <text:list-item>
          <text:p text:style-name="P2">După pasul 4, mediul de instalare este pregătit și puteți utiliza chroot pentru integrarea în noul mediu </text:p>
        </text:list-item>
        <text:list-item>
          <text:p text:style-name="P2">După pasul 5, pachetele de bază, ce sunt la fel pentru toate sistemele Gentoo, vor fi instalate </text:p>
        </text:list-item>
        <text:list-item>
          <text:p text:style-name="P2">După pasul 6, Kernel-ul Linux va fi compilat</text:p>
        </text:list-item>
        <text:list-item>
          <text:p text:style-name="P2"><text:soft-page-break/>După pasul 7, vor fi completate majoritatea fișierelor de configurare Gentoo </text:p>
        </text:list-item>
        <text:list-item>
          <text:p text:style-name="P2">După pasul 8, utilitarele de sistem necesare(pe care le puteți alege dintr-o listă completă) sunt instalate </text:p>
        </text:list-item>
        <text:list-item>
          <text:p text:style-name="P2">După pasul 9, aplicația bootloader aleasă a fost instalată și configurată și sunteți log-ați în noua instalare Gentoo </text:p>
        </text:list-item>
        <text:list-item>
          <text:p text:style-name="P3">După pasul 10, noul dvs. mediu Gentoo, va fi gata de explorat</text:p>
        </text:list-item>
      </text:list>
      <text:p text:style-name="P5"><text:span text:style-name="T1">Gentoo Linux vă permite o foarte mare flexibilitate în alegere, pe care vom încerca să le explicam atât din punct de vedere al punctelor forte cât și al punctelor slabe. Vom continua cu un set de opțiuni implicite, identificate cu "Implicite: " în titlu. Celelalte opțiuni sunt marcate cu "Alternativ: ". Să </text:span><text:span text:style-name="Emphasis1"><text:span text:style-name="T1">nu</text:span></text:span><text:span text:style-name="T1"> considerați că opțiunile implicite sunt cele recomandate. În orice caz, sunt ceea ce credem că cei mai mulți dintre utilizatori vor folosi. </text:span></text:p>
      <text:p text:style-name="P4">În anumite cazuri puteți opta pentru soluții marcate ca "Opțional: ", care nu sunt obligatorii în timpul instalării Gentoo. Aveți grijă la anumite opțiuni care pot depinde de alte opțiuni ce au fost alese sau ce vor depinde de anumiți pași ce vor fi executați în prealabil sau după alegerea opțiunii și pe care îi vom menționa în documentația de față. </text:p>
      <text:p text:style-name="P11"><text:bookmark-start text:name="book_part1_chap1__chap1_sect3"/>Care sunt opțiunile?<text:bookmark-end text:name="book_part1_chap1__chap1_sect3"/></text:p>
      <text:p text:style-name="P4">Gentoo Poate fi instalat în diferite moduri. Aveți posibilitatea de a descărca și instala Gentoo Linux de pe unul din mediile <text:span text:style-name="T12">de instalare </text:span>CD disponibile, de pe un alt CD boot-abil (cum este Knoppix), boot-ând din rețea, de pe o dischetă rescue etc. </text:p>
      <text:p text:style-name="P6"><text:span text:style-name="T1">Acest document acoperă modalitatea de instalare utilizând un mediu </text:span><text:span text:style-name="T5">de instalare </text:span><text:span text:style-name="T1">CD Gentoo sau în unele cazuri bootarea din rețea. Această modalitate de instalare presupune că doriți să instalați ultima versiune a fiecărui pachet. Dacă doriți să efectuați o instalare fără rețea, va trebui să consultați </text:span><text:span text:style-name="Internet_20_link"><text:span text:style-name="T1">Manualele Gentoo</text:span></text:span><text:span text:style-name="T1"> ce conțin instrucțiunile de instalare pentru un mediu fără rețea. <text:line-break/><text:line-break/></text:span><text:span text:style-name="T6">Nota: Pentru o instalare de pe un alt CD decât cel oficial, incluzând discuri optice non-Gentoo, va rugam sa citiți ghidul de instalare alternativa.<text:line-break/><text:line-break/></text:span><text:span text:style-name="T7">Dacă doriți o instalare din rețea, ar trebui sa citiți </text:span><text:span text:style-name="Internet_20_link"><text:span text:style-name="T9">Gentoo 2008.0 Handbooks</text:span></text:span><text:span text:style-name="T7">, ce conține pașii de instalare dintr-o rețea.</text:span></text:p>
      <text:p text:style-name="P7"><text:span text:style-name="T1">De asemenea, notați faptul că dacă doriți să utilizați GRP (Gentoo Reference Platform, o colecție de pachete precompilate destinate utilizării imediate după o instalare Gentoo), </text:span><text:span text:style-name="Emphasis1"><text:span text:style-name="T1">trebuie</text:span></text:span><text:span text:style-name="T1"> să urmați instrucțiunile din </text:span><text:span text:style-name="Internet_20_link"><text:span text:style-name="T7">Gentoo 2008.0 Handbooks</text:span></text:span><text:span text:style-name="T1">. </text:span></text:p>
      <text:p text:style-name="P5"><text:soft-page-break/><text:span text:style-name="T1">Pentru instrucțiuni despre alte metode de instalare, vă rugăm să consultați </text:span><text:a xlink:type="simple" xlink:href="http://www.gentoo.org/doc/en/altinstall.xml"><text:span text:style-name="Internet_20_link"><text:span text:style-name="T1">Ghidul de Instalare Alternativă</text:span></text:span></text:a><text:span text:style-name="T1">. De asemenea, vă oferim un document cu </text:span><text:a xlink:type="simple" xlink:href="http://www.gentoo.org/doc/ro/gentoo-x86-tipsntricks.xml"><text:span text:style-name="Internet_20_link"><text:span text:style-name="T1">Sfaturi și Trucuri pentru Instalarea Gentoo</text:span></text:span></text:a><text:span text:style-name="T1"> care vă poate fi de folos, de asemenea. În cazul în care considerați că instrucțiunile de instalare curente sunt prea elaborate, puteți utiliza Ghidul de Instalare Rapid, disponibil pe pagina noastră de </text:span><text:span text:style-name="Internet_20_link"><text:span text:style-name="T1">Resurse de </text:span></text:span><text:a xlink:type="simple" xlink:href="http://www.gentoo.org/doc/ro/index.xml"><text:span text:style-name="Internet_20_link"><text:span text:style-name="T1">Documentație</text:span></text:span></text:a><text:span text:style-name="T11">, dacă arhite</text:span><text:span text:style-name="T1">ctura dvs. dispune de un asemenea document. </text:span></text:p>
      <text:p text:style-name="P4">De asemenea aveți mai m<text:span text:style-name="T13">ulte posi</text:span>bilități: puteți compila întregul sistem de la bază sau a utiliza un mediu precompilat care permite o instalare foarte rapidă. și desigur puteți utiliza metoda de instalare intermediară unde nu este necesară compilarea întregului sistem ci doar a unei părți din sistemul de bază care vine semi-precompilat. </text:p>
      <text:p text:style-name="P11"><text:bookmark-start text:name="book_part1_chap1__chap1_sect4"/>Probleme?<text:bookmark-end text:name="book_part1_chap1__chap1_sect4"/></text:p>
      <text:p text:style-name="P5"><text:span text:style-name="T1">Dacă ați găsit o eroare sau neconcordanță în procesul de instalare (sau documentația de instalare) vă rugăm să vizitați </text:span><text:span text:style-name="Internet_20_link"><text:span text:style-name="T1">sistemul de urmărire al bug-urilor</text:span></text:span><text:span text:style-name="T1"> și verificați dacă eroarea descoperită de către dumneavoastră este cunoscută. Dacă nu a fost semnalată creați un bugraport pentru a permite corectarea erorilor într-un timp cat mai scurt. Nu vă temeți de </text:span><text:span text:style-name="T4">dezvoltatorii</text:span><text:span text:style-name="T1"> cărora le atribuiți bug-urile (semnalate de dvs) -- în general ei nu mănâncă oameni. </text:span></text:p>
      <text:p text:style-name="P4">Notați că, deși documentul pe care îl citiți acum este specific arhitecturii, va conține referințe <text:span text:style-name="T14">și </text:span>către alte arhitecturi, de asemenea. Aceasta se întâmplă deoarece multe părți ale Manualului Gentoo utilizează cod sursă ce este comun pentru toate arhitecturile (pentru a evita multiplicarea eforturilor și irosirea resurselor de dezvoltare). Vom încerca să minimizăm aceste informații pentru a evita confuzia. </text:p>
      <text:p text:style-name="P4">Dacă pe parcursul procesului de instalare întâmpinați greutăți și nu sunteți sigur de natura problemei care poate fi problemă-utilizator sau problemă-software și răspunsul nu-l puteți găsi în documentația de față sunteți invitați să va alătura la canalul de discuții oficial gentoo join #gentoo de pe irc.freenode.net unde cu siguranța veți putea găsi răspuns la problemele și întrebările ce vă interesează. Bineînțeles, sunteți binevenit și în alte situații :) </text:p>
      <text:p text:style-name="P5"><text:span text:style-name="T1">Dacă aveți întrebări referitoare la Gentoo, vizitați </text:span><text:a xlink:type="simple" xlink:href="http://www.gentoo.org/doc/ro/faq.xml"><text:span text:style-name="Internet_20_link"><text:span text:style-name="T1">Întrebări frecvente despre Gentoo Linux</text:span></text:span></text:a><text:span text:style-name="T1">, pe care le puteți găsi la </text:span><text:a xlink:type="simple" xlink:href="http://www.gentoo.org/doc/ro/"><text:span text:style-name="Internet_20_link"><text:span text:style-name="T1">Documentații Gentoo</text:span></text:span></text:a><text:span text:style-name="T1">. De asemenea puteți consulta </text:span><text:a xlink:type="simple" xlink:href="http://forums.gentoo.org/viewforum.php?f=40"><text:span text:style-name="Internet_20_link"><text:span text:style-name="T1">FAQs</text:span></text:span></text:a><text:span text:style-name="T1"> de pe </text:span><text:a xlink:type="simple" xlink:href="http://forums.gentoo.org/"><text:span text:style-name="Internet_20_link"><text:span text:style-name="T1">forumuri</text:span></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fo:line-height="100%"/>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Emphasis1" style:family="text" style:parent-style-name="Default_20_Paragraph_20_Font"/>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01:17</meta:creation-date>
    <dc:date>2013-03-25T08:52:27.26</dc:date>
    <meta:editing-duration>PT43M50S</meta:editing-duration>
    <meta:editing-cycles>11</meta:editing-cycles>
    <meta:generator>LibreOffice/4.0.0.3$Windows_x86 LibreOffice_project/7545bee9c2a0782548772a21bc84a9dcc583b89</meta:generator>
    <meta:document-statistic meta:table-count="0" meta:image-count="0" meta:object-count="0" meta:page-count="3" meta:paragraph-count="31" meta:word-count="1067" meta:character-count="6841" meta:non-whitespace-character-count="5791"/>
  </office:meta>
</office:document-meta>
</file>